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normal" officeooo:paragraph-rsid="0016ac27" style:font-size-asian="11pt" style:font-weight-asian="normal" style:font-size-complex="11pt" style:font-weight-complex="normal"/>
    </style:style>
    <style:style style:name="P15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"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="Arial1" fo:font-size="11pt" style:font-size-asian="11pt" style:font-size-complex="11pt"/>
    </style:style>
    <style:style style:name="T7" style:family="text">
      <style:text-properties style:use-window-font-color="true" style:font-name="Arial1" fo:font-size="11pt" style:font-size-asian="11pt" style:font-name-complex="Arial1" style:font-size-complex="11pt"/>
    </style:style>
    <style:style style:name="T8" style:family="text">
      <style:text-properties officeooo:rsid="0016ac27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4-03T15:48:05.690000024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5:48:05.706000239">03/04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Standard"><text:span text:style-name="T6">Comme je vous l’indiquais dans mon courrier du </text:span><text:span text:style-name="T7"><text:user-field-get style:data-style-name="N36" text:name="passagecommissionep_impressionconvocation">30/12/1899</text:user-field-get></text:span>, votre dossier a été transmis à l’Equipe Pluridisciplinaire (EP) qui a examiné votre situation.</text:p>
        <text:p text:style-name="P18"/>
        <text:p text:style-name="P18">Après avoir pris connaissance de son avis, il a été décidé, compte tenu de l’absence de démarches d’insertion de votre part malgré nos multiples sollicitations, de suspendre votre allocation de Revenu de Solidarité Active (RSA) d’un montant de </text:p>
        <text:p text:style-name="P18"/>
        <text:p text:style-name="P18">La Caisse d’Allocations Familiales (CAF) effectuera cette suspension à compter de <text:date style:data-style-name="N34" text:date-value="2015-04-03T15:48:05.706000239">avril</text:date> payable en <text:date style:data-style-name="N34" text:date-value="2015-04-03T15:48:05.706000239" text:date-adjust="PT744H00M00S">mai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8">départemental</text:span>, Hôtel du Département – BP 93 – 93006 BOBIGNY Cedex.</text:p>
        <text:p text:style-name="P4"/>
        <text:p text:style-name="P17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6"/>
        <text:p text:style-name="P14">Pour le Président du Conseil <text:s/><text:span text:style-name="T8">départemental</text:span></text:p>
        <text:p text:style-name="P13">et par délégation,</text:p>
        <text:p text:style-name="P13"/>
        <text:p text:style-name="P13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8:05.487000000</dc:date>
    <dc:creator>linda baitech</dc:creator>
    <meta:editing-duration>PT5H58M56S</meta:editing-duration>
    <meta:editing-cycles>10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66" meta:character-count="1105" meta:non-whitespace-character-count="935"/>
  </office:meta>
</office:document-meta>
</file>